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2"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3"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4" style:family="paragraph" style:parent-style-name="Standard">
      <style:paragraph-properties fo:text-align="start" style:justify-single-word="false"/>
      <style:text-properties fo:font-weight="bold" officeooo:rsid="0013823f" officeooo:paragraph-rsid="001fb43a" style:font-weight-asian="bold" style:font-weight-complex="bold"/>
    </style:style>
    <style:style style:name="P15"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6"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7" style:family="paragraph" style:parent-style-name="Standard">
      <style:paragraph-properties fo:text-align="start" style:justify-single-word="false"/>
      <style:text-properties fo:font-weight="bold" officeooo:rsid="00217856" officeooo:paragraph-rsid="00217856" style:font-weight-asian="bold" style:font-weight-complex="bold"/>
    </style:style>
    <style:style style:name="P18" style:family="paragraph" style:parent-style-name="Standard">
      <style:paragraph-properties fo:text-align="start" style:justify-single-word="false"/>
      <style:text-properties fo:font-weight="bold" officeooo:rsid="00277f66" officeooo:paragraph-rsid="00277f66" style:font-weight-asian="bold" style:font-weight-complex="bold"/>
    </style:style>
    <style:style style:name="P19" style:family="paragraph" style:parent-style-name="Standard">
      <style:paragraph-properties fo:text-align="start" style:justify-single-word="false"/>
      <style:text-properties fo:font-weight="bold" officeooo:rsid="001fb43a" officeooo:paragraph-rsid="001fb43a" style:font-weight-asian="bold" style:font-weight-complex="bold"/>
    </style:style>
    <style:style style:name="P20" style:family="paragraph" style:parent-style-name="Standard">
      <style:paragraph-properties fo:text-align="start" style:justify-single-word="false"/>
      <style:text-properties fo:font-weight="bold" officeooo:rsid="00297e8a" officeooo:paragraph-rsid="00297e8a" style:font-weight-asian="bold" style:font-weight-complex="bold"/>
    </style:style>
    <style:style style:name="P21"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22" style:family="paragraph" style:parent-style-name="Standard">
      <style:paragraph-properties fo:text-align="start" style:justify-single-word="false"/>
      <style:text-properties officeooo:rsid="0017db34" officeooo:paragraph-rsid="001c3dc7"/>
    </style:style>
    <style:style style:name="P23" style:family="paragraph" style:parent-style-name="Standard">
      <style:paragraph-properties fo:text-align="start" style:justify-single-word="false"/>
      <style:text-properties fo:font-weight="normal" officeooo:rsid="0013823f" officeooo:paragraph-rsid="001fb43a" style:font-weight-asian="normal" style:font-weight-complex="normal"/>
    </style:style>
    <style:style style:name="P24"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25" style:family="paragraph" style:parent-style-name="Standard">
      <style:paragraph-properties fo:text-align="start" style:justify-single-word="false"/>
      <style:text-properties fo:font-weight="normal" officeooo:rsid="00217856" officeooo:paragraph-rsid="00217856" style:font-weight-asian="normal" style:font-weight-complex="normal"/>
    </style:style>
    <style:style style:name="P26" style:family="paragraph" style:parent-style-name="Standard">
      <style:paragraph-properties fo:text-align="start" style:justify-single-word="false"/>
      <style:text-properties fo:font-weight="normal" officeooo:rsid="00217856" officeooo:paragraph-rsid="00277f66" style:font-weight-asian="normal" style:font-weight-complex="normal"/>
    </style:style>
    <style:style style:name="P27"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28" style:family="paragraph" style:parent-style-name="Standard">
      <style:paragraph-properties fo:text-align="start" style:justify-single-word="false"/>
      <style:text-properties fo:font-weight="normal" officeooo:rsid="00297e8a" officeooo:paragraph-rsid="00297e8a" style:font-weight-asian="normal" style:font-weight-complex="normal"/>
    </style:style>
    <style:style style:name="P29"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style:style style:name="T12" style:family="text">
      <style:text-properties officeooo:rsid="001e915d"/>
    </style:style>
    <style:style style:name="T13" style:family="text">
      <style:text-properties officeooo:rsid="001fb43a"/>
    </style:style>
    <style:style style:name="T14" style:family="text">
      <style:text-properties officeooo:rsid="00217856"/>
    </style:style>
    <style:style style:name="T15" style:family="text">
      <style:text-properties officeooo:rsid="00235c9b"/>
    </style:style>
    <style:style style:name="T16" style:family="text">
      <style:text-properties officeooo:rsid="00277f66"/>
    </style:style>
    <style:style style:name="T17" style:family="text">
      <style:text-properties officeooo:rsid="002967a8"/>
    </style:style>
    <style:style style:name="T18" style:family="text">
      <style:text-properties officeooo:rsid="00297e8a"/>
    </style:style>
    <style:style style:name="T19" style:family="text">
      <style:text-properties officeooo:rsid="002d205e"/>
    </style:style>
    <style:style style:name="T20" style:family="text">
      <style:text-properties officeooo:rsid="002ec3aa"/>
    </style:style>
    <style:style style:name="T21" style:family="text">
      <style:text-properties officeooo:rsid="002ff017"/>
    </style:style>
    <style:style style:name="T22" style:family="text">
      <style:text-properties officeooo:rsid="00305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21">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6">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3">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5">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22">→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3">Do 12.09.2019:</text:p>
      <text:p text:style-name="P4"/>
      <text:p text:style-name="P4">- LEDs testen, <text:span text:style-name="T12">rot 80mA bei 12V, blau 50mA bei 12V</text:span></text:p>
      <text:p text:style-name="P4">- LEDs mit Helligkeitssensor in Betrieb nehmen</text:p>
      <text:p text:style-name="P4"/>
      <text:p text:style-name="P13">Fr 13.09.2019:</text:p>
      <text:p text:style-name="P4"/>
      <text:p text:style-name="P4">- <text:span text:style-name="T11">frei </text:span></text:p>
      <text:p text:style-name="P4"/>
      <text:p text:style-name="P4"/>
      <text:p text:style-name="P19"><text:soft-page-break/>Sa 14.09.2019:</text:p>
      <text:p text:style-name="P23"/>
      <text:p text:style-name="P23">- <text:span text:style-name="T15">Treffen mit Thomas:</text:span></text:p>
      <text:p text:style-name="P23"><text:tab/>- <text:span text:style-name="T13">Strom der Pumpen bei Last gemessen</text:span></text:p>
      <text:p text:style-name="P23"><text:tab/>- <text:span text:style-name="T13">Heizungscode implementiert</text:span></text:p>
      <text:p text:style-name="P23"><text:tab/>- <text:span text:style-name="T13">kaputten analogen Eingang A4 bei der Fehlersuche entdeckt</text:span></text:p>
      <text:p text:style-name="P23"><text:tab/>- <text:span text:style-name="T13">Gundwissen über Pull-up/Pull-down-R kennengelernt + interne Pullups bei AVR-<text:tab/>Controllern</text:span></text:p>
      <text:p text:style-name="P23"><text:tab/>- <text:span text:style-name="T13">Wieso funzt das Auslagern nicht? Ist die .ino-Datei nur ein Anhängsel der main? Wo steht <text:tab/>die echte main?</text:span></text:p>
      <text:p text:style-name="P14"/>
      <text:p text:style-name="P14"/>
      <text:p text:style-name="P14">Mo 16.09.2019:</text:p>
      <text:p text:style-name="P4"/>
      <text:p text:style-name="P4">- <text:span text:style-name="T4">Splint testen</text:span></text:p>
      <text:p text:style-name="P4">- <text:span text:style-name="T4">Doxygen ausführen</text:span></text:p>
      <text:p text:style-name="P6"/>
      <text:p text:style-name="P13">Di 17.09.2019:</text:p>
      <text:p text:style-name="P4"/>
      <text:p text:style-name="P4">- <text:span text:style-name="T14">frei </text:span></text:p>
      <text:p text:style-name="P4"/>
      <text:p text:style-name="P11">Mi 18.09.2019:</text:p>
      <text:p text:style-name="P11"/>
      <text:p text:style-name="P9">- Boris helfen – keine Projektarbeit</text:p>
      <text:p text:style-name="P10"/>
      <text:p text:style-name="P11">Do 19.09.2019:</text:p>
      <text:p text:style-name="P10"/>
      <text:p text:style-name="P10">- <text:span text:style-name="T17">Internen Pullup implementiert für Taster</text:span></text:p>
      <text:p text:style-name="P10">- Funtionen in Datei auslagern →<text:span text:style-name="T19"> läuft noch nicht</text:span></text:p>
      <text:p text:style-name="P10"/>
      <text:p text:style-name="P11">Fr 20.09.2019:</text:p>
      <text:p text:style-name="P10"/>
      <text:p text:style-name="P10">- frei</text:p>
      <text:p text:style-name="P10"/>
      <text:p text:style-name="P12"><text:span text:style-name="T9">Sa</text:span> 2<text:span text:style-name="T9">1</text:span>.09.2019:</text:p>
      <text:p text:style-name="P12"/>
      <text:p text:style-name="P24">- <text:span text:style-name="T19">Torsten Sensoren übergeben</text:span></text:p>
      <text:p text:style-name="P24">- <text:span text:style-name="T19">vorher nochmal alles getestet → läuft</text:span></text:p>
      <text:p text:style-name="P24"/>
      <text:p text:style-name="P17">Mo 23.09.2019:</text:p>
      <text:p text:style-name="P25"/>
      <text:p text:style-name="P25">- <text:span text:style-name="T19">nichts gemacht</text:span></text:p>
      <text:p text:style-name="P25"/>
      <text:p text:style-name="P17"><text:span text:style-name="T16">Di</text:span> 2<text:span text:style-name="T16">4</text:span>.09.2019:</text:p>
      <text:p text:style-name="P17"/>
      <text:p text:style-name="P26">- <text:span text:style-name="T19">nichts gemacht</text:span></text:p>
      <text:p text:style-name="P26"/>
      <text:p text:style-name="P18">Mi 25.09.2019:</text:p>
      <text:p text:style-name="P27"/>
      <text:p text:style-name="P27">- <text:span text:style-name="T19">Grundplatte gebaut, Module angeschraubt</text:span></text:p>
      <text:p text:style-name="P27">- <text:span text:style-name="T19">Durchbruch fürs Display und SubD-Stecker gefräst</text:span></text:p>
      <text:p text:style-name="P27">- <text:span text:style-name="T19">Komponenten zusammengesucht</text:span></text:p>
      <text:p text:style-name="P27"><text:soft-page-break/></text:p>
      <text:p text:style-name="P18">Do 26.09.2019:</text:p>
      <text:p text:style-name="P27"/>
      <text:p text:style-name="P27">- <text:span text:style-name="T20">löten</text:span></text:p>
      <text:p text:style-name="P27">- <text:span text:style-name="T21">Entstörfilter gebaut aus Lochraster, Spule, Widerstand, Kondesator und Freilaufdiode → 2x</text:span></text:p>
      <text:p text:style-name="P27"/>
      <text:p text:style-name="P18">Fr 27.09.2019</text:p>
      <text:p text:style-name="P27"/>
      <text:p text:style-name="P27">- <text:span text:style-name="T22">alles zusammengelötet ohne Test, nur Durchgangsprüfung; Potis, Display, 12V Heizung fehlen</text:span></text:p>
      <text:p text:style-name="P27">- <text:span text:style-name="T22">von 18:30-22:50 Uhr → steifer Nacken :)</text:span></text:p>
      <text:p text:style-name="P27"/>
      <text:p text:style-name="P18">Sa 28.09.2019:</text:p>
      <text:p text:style-name="P27"/>
      <text:p text:style-name="P27">- <text:span text:style-name="T18">frei</text:span></text:p>
      <text:p text:style-name="P27"/>
      <text:p text:style-name="P20">So 29.09.2019:</text:p>
      <text:p text:style-name="P28"/>
      <text:p text:style-name="P28">- Projekttreffen <text:span text:style-name="T22">9-11</text:span> Uhr bei Tor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27T22:49:27.868858233</dc:date>
    <meta:editing-duration>PT1H38M40S</meta:editing-duration>
    <meta:editing-cycles>28</meta:editing-cycles>
    <meta:document-statistic meta:table-count="0" meta:image-count="0" meta:object-count="0" meta:page-count="3" meta:paragraph-count="74" meta:word-count="431" meta:character-count="2820" meta:non-whitespace-character-count="2417"/>
  </office:meta>
</office:document-meta>
</file>